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nal Reform and the consequences of crime</text:p>
      <text:p text:style-name="P1"/>
      <text:p text:style-name="P1">It seems that most people couldnt care less about crime and its consequences. Maybe they are right? </text:p>
      <text:p text:style-name="P1"/>
      <text:p text:style-name="P1">Anyway I met Pauline Campbell many years ago now. She was heavily involved in prison reform, after the death pf her daughter in prison. I joined her on her demonstrations outside Styal prison on the anniversaries of her daughters death. Back then for me these things mattered. </text:p>
      <text:p text:style-name="P1">Pauline Campbell eventually commited suicide and her body was found on her daughters grave. Perhaps most people find this hilarious or couldnt care less. But after meeting Pauline and attending her demonstrations I was quite moved by her death.</text:p>
      <text:p text:style-name="P1">I created a simple memorial/tribute site</text:p>
      <text:p text:style-name="P1"/>
      <text:p text:style-name="P1"><text:a xlink:type="simple" xlink:href="http://www.pauline-campbell.uk/" text:style-name="Internet_20_link" text:visited-style-name="Visited_20_Internet_20_Link">www.pauline-campbell.uk</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23T13:22:52.45</meta:creation-date>
    <meta:document-statistic meta:table-count="0" meta:image-count="0" meta:object-count="0" meta:page-count="1" meta:paragraph-count="6" meta:word-count="117" meta:character-count="726"/>
    <dc:date>2024-10-23T13:45:43.45</dc:date>
    <meta:editing-duration>PT7M40S</meta:editing-duration>
    <meta:editing-cycles>1</meta:editing-cycles>
    <meta:generator>OpenOffice/4.1.15$Win32 OpenOffice.org_project/4115m2$Build-9813</meta:generator>
  </office:meta>
</office:document-meta>
</file>